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94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4654in"/>
    </style:style>
    <style:style style:name="co6" style:family="table-column">
      <style:table-column-properties fo:break-before="auto" style:column-width="4.1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5102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5102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102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102"/>
    <style:style style:name="ce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Notes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1" table:number-columns-repeated="6"/>
          <table:table-cell table:style-name="ce3"/>
          <table:table-cell table:number-columns-repeated="5"/>
        </table:table-row>
        <table:table-row table:style-name="ro1">
          <table:table-cell table:style-name="ce1" office:value-type="string" table:number-columns-spanned="3" table:number-rows-spanned="1">
            <text:p>Headers, Plugs, Sockets and Switches</text:p>
          </table:table-cell>
          <table:covered-table-cell table:number-columns-repeated="2"/>
          <table:table-cell/>
          <table:table-cell table:style-name="Default"/>
          <table:table-cell/>
          <table:table-cell table:style-name="ce3" office:value-type="string" table:number-columns-spanned="5" table:number-rows-spanned="5">
            <text:p>This contains a stock list of all of the spare components SR has, left over from prototyping and board construction. Re-use of these components could save us £100s </text:p>
          </table:table-cell>
          <table:covered-table-cell table:number-columns-repeated="4"/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3938335">
            <text:p>3938335</text:p>
          </table:table-cell>
          <table:table-cell office:value-type="string">
            <text:p>4P4C Socket</text:p>
          </table:table-cell>
          <table:table-cell office:value-type="float" office:value="8">
            <text:p>8</text:p>
          </table:table-cell>
          <table:table-cell office:value-type="currency" office:currency="GBP" office:value="0.35">
            <text:p>£0.35</text:p>
          </table:table-cell>
          <table:table-cell/>
          <table:covered-table-cell table:number-columns-repeated="5"/>
          <table:table-cell table:formula="of:=[.D4]*[.E4]" office:value-type="currency" office:currency="GBP" office:value="2.8">
            <text:p>£2.80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671498">
            <text:p>1671498</text:p>
          </table:table-cell>
          <table:table-cell office:value-type="string">
            <text:p>16*2 LCD module</text:p>
          </table:table-cell>
          <table:table-cell office:value-type="float" office:value="3">
            <text:p>3</text:p>
          </table:table-cell>
          <table:table-cell office:value-type="currency" office:currency="GBP" office:value="3.84">
            <text:p>£3.84</text:p>
          </table:table-cell>
          <table:table-cell/>
          <table:covered-table-cell table:number-columns-repeated="5"/>
          <table:table-cell table:formula="of:=[.D5]*[.E5]" office:value-type="currency" office:currency="GBP" office:value="11.52">
            <text:p>£11.52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324786">
            <text:p>1324786</text:p>
          </table:table-cell>
          <table:table-cell office:value-type="string">
            <text:p>N-MOSFET</text:p>
          </table:table-cell>
          <table:table-cell office:value-type="float" office:value="3">
            <text:p>3</text:p>
          </table:table-cell>
          <table:table-cell office:value-type="currency" office:currency="GBP" office:value="0.59">
            <text:p>£0.59</text:p>
          </table:table-cell>
          <table:table-cell/>
          <table:covered-table-cell table:number-columns-repeated="5"/>
          <table:table-cell table:formula="of:=[.D6]*[.E6]" office:value-type="currency" office:currency="GBP" office:value="1.77">
            <text:p>£1.77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938220">
            <text:p>3938220</text:p>
          </table:table-cell>
          <table:table-cell office:value-type="string">
            <text:p>4P4C Plug</text:p>
          </table:table-cell>
          <table:table-cell office:value-type="float" office:value="11">
            <text:p>11</text:p>
          </table:table-cell>
          <table:table-cell office:value-type="currency" office:currency="GBP" office:value="0.109">
            <text:p>£0.11</text:p>
          </table:table-cell>
          <table:table-cell office:value-type="string">
            <text:p>This includes a bag of TE05302, exactly the same component</text:p>
          </table:table-cell>
          <table:covered-table-cell table:number-columns-repeated="5"/>
          <table:table-cell table:formula="of:=[.D7]*[.E7]" office:value-type="currency" office:currency="GBP" office:value="1.199">
            <text:p>£1.20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099257">
            <text:p>1099257</text:p>
          </table:table-cell>
          <table:table-cell office:value-type="string">
            <text:p>16 way header</text:p>
          </table:table-cell>
          <table:table-cell office:value-type="float" office:value="11">
            <text:p>11</text:p>
          </table:table-cell>
          <table:table-cell office:value-type="currency" office:currency="GBP" office:value="0.45">
            <text:p>£0.45</text:p>
          </table:table-cell>
          <table:table-cell table:number-columns-repeated="6"/>
          <table:table-cell table:formula="of:=[.D8]*[.E8]" office:value-type="currency" office:currency="GBP" office:value="4.95">
            <text:p>£4.95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office:value-type="string">
            <text:p>Horizontal end cover</text:p>
          </table:table-cell>
          <table:table-cell office:value-type="float" office:value="4">
            <text:p>4</text:p>
          </table:table-cell>
          <table:table-cell office:value-type="currency" office:currency="GBP" office:value="0.47">
            <text:p>£0.47</text:p>
          </table:table-cell>
          <table:table-cell table:number-columns-repeated="6"/>
          <table:table-cell table:formula="of:=[.D9]*[.E9]" office:value-type="currency" office:currency="GBP" office:value="1.88">
            <text:p>£1.88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041050">
            <text:p>3041050</text:p>
          </table:table-cell>
          <table:table-cell office:value-type="string">
            <text:p>Terminal block, 2.54mm</text:p>
          </table:table-cell>
          <table:table-cell office:value-type="float" office:value="173">
            <text:p>173</text:p>
          </table:table-cell>
          <table:table-cell office:value-type="currency" office:currency="GBP" office:value="0.153">
            <text:p>£0.15</text:p>
          </table:table-cell>
          <table:table-cell office:value-type="string">
            <text:p>Comes in 10-way blocks. Just snap off to use.</text:p>
          </table:table-cell>
          <table:table-cell office:value-type="string" table:number-columns-spanned="2" table:number-rows-spanned="1">
            <text:p>Total cost of parts in bag</text:p>
          </table:table-cell>
          <table:covered-table-cell/>
          <table:table-cell table:number-columns-repeated="3"/>
          <table:table-cell table:formula="of:=[.D10]*[.E10]" office:value-type="currency" office:currency="GBP" office:value="26.469">
            <text:p>£26.47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593508">
            <text:p>1593508</text:p>
          </table:table-cell>
          <table:table-cell office:value-type="string">
            <text:p>Crimp housing, 4 way</text:p>
          </table:table-cell>
          <table:table-cell office:value-type="float" office:value="10">
            <text:p>10</text:p>
          </table:table-cell>
          <table:table-cell office:value-type="currency" office:currency="GBP" office:value="0.042">
            <text:p>£0.04</text:p>
          </table:table-cell>
          <table:table-cell/>
          <table:table-cell table:formula="of:=SUM([.L4:.L30])" office:value-type="currency" office:currency="GBP" office:value="113.344">
            <text:p>£113.34</text:p>
          </table:table-cell>
          <table:table-cell table:number-columns-repeated="4"/>
          <table:table-cell table:formula="of:=[.D11]*[.E11]" office:value-type="currency" office:currency="GBP" office:value="0.42">
            <text:p>£0.42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248140">
            <text:p>1248140</text:p>
          </table:table-cell>
          <table:table-cell office:value-type="string">
            <text:p>2 way header</text:p>
          </table:table-cell>
          <table:table-cell office:value-type="float" office:value="11">
            <text:p>11</text:p>
          </table:table-cell>
          <table:table-cell office:value-type="currency" office:currency="GBP" office:value="0.107">
            <text:p>£0.11</text:p>
          </table:table-cell>
          <table:table-cell table:number-columns-repeated="6"/>
          <table:table-cell table:formula="of:=[.D12]*[.E12]" office:value-type="currency" office:currency="GBP" office:value="1.177">
            <text:p>£1.18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office:value-type="string">
            <text:p>4 way header</text:p>
          </table:table-cell>
          <table:table-cell office:value-type="float" office:value="2">
            <text:p>2</text:p>
          </table:table-cell>
          <table:table-cell office:value-type="currency" office:currency="GBP" office:value="0.27">
            <text:p>£0.27</text:p>
          </table:table-cell>
          <table:table-cell table:number-columns-repeated="6"/>
          <table:table-cell table:formula="of:=[.D13]*[.E13]" office:value-type="currency" office:currency="GBP" office:value="0.54">
            <text:p>£0.54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418297">
            <text:p>3418297</text:p>
          </table:table-cell>
          <table:table-cell office:value-type="string">
            <text:p>3 way header</text:p>
          </table:table-cell>
          <table:table-cell office:value-type="float" office:value="126">
            <text:p>126</text:p>
          </table:table-cell>
          <table:table-cell office:value-type="currency" office:currency="GBP" office:value="0.137">
            <text:p>£0.14</text:p>
          </table:table-cell>
          <table:table-cell table:number-columns-repeated="6"/>
          <table:table-cell table:formula="of:=[.D14]*[.E14]" office:value-type="currency" office:currency="GBP" office:value="17.262">
            <text:p>£17.26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648102">
            <text:p>3648102</text:p>
          </table:table-cell>
          <table:table-cell office:value-type="string">
            <text:p>2.1mm inline socket</text:p>
          </table:table-cell>
          <table:table-cell office:value-type="float" office:value="20">
            <text:p>20</text:p>
          </table:table-cell>
          <table:table-cell office:value-type="currency" office:currency="GBP" office:value="0.53">
            <text:p>£0.53</text:p>
          </table:table-cell>
          <table:table-cell table:number-columns-repeated="6"/>
          <table:table-cell table:formula="of:=[.D15]*[.E15]" office:value-type="currency" office:currency="GBP" office:value="10.6">
            <text:p>£10.60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636502">
            <text:p>636502</text:p>
          </table:table-cell>
          <table:table-cell office:value-type="string">
            <text:p>IDC Socket, 8 way</text:p>
          </table:table-cell>
          <table:table-cell office:value-type="float" office:value="6">
            <text:p>6</text:p>
          </table:table-cell>
          <table:table-cell office:value-type="currency" office:currency="GBP" office:value="2.51">
            <text:p>£2.51</text:p>
          </table:table-cell>
          <table:table-cell table:number-columns-repeated="6"/>
          <table:table-cell table:formula="of:=[.D16]*[.E16]" office:value-type="currency" office:currency="GBP" office:value="15.06">
            <text:p>£15.06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2301305">
            <text:p>2301305</text:p>
          </table:table-cell>
          <table:table-cell office:value-type="string">
            <text:p>Tactile switch, SMD</text:p>
          </table:table-cell>
          <table:table-cell office:value-type="float" office:value="4">
            <text:p>4</text:p>
          </table:table-cell>
          <table:table-cell office:value-type="currency" office:currency="GBP" office:value="0.131">
            <text:p>£0.13</text:p>
          </table:table-cell>
          <table:table-cell table:number-columns-repeated="6"/>
          <table:table-cell table:formula="of:=[.D17]*[.E17]" office:value-type="currency" office:currency="GBP" office:value="0.524">
            <text:p>£0.52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4215588">
            <text:p>4215588</text:p>
          </table:table-cell>
          <table:table-cell office:value-type="string">
            <text:p>Spade connector, 4.8mm</text:p>
          </table:table-cell>
          <table:table-cell office:value-type="float" office:value="39">
            <text:p>39</text:p>
          </table:table-cell>
          <table:table-cell office:value-type="currency" office:currency="GBP" office:value="0.106">
            <text:p>£0.11</text:p>
          </table:table-cell>
          <table:table-cell table:number-columns-repeated="6"/>
          <table:table-cell table:formula="of:=[.D18]*[.E18]" office:value-type="currency" office:currency="GBP" office:value="4.134">
            <text:p>£4.13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4215590">
            <text:p>4215590</text:p>
          </table:table-cell>
          <table:table-cell office:value-type="string">
            <text:p>Spade connector, 6.3mm</text:p>
          </table:table-cell>
          <table:table-cell office:value-type="float" office:value="75">
            <text:p>75</text:p>
          </table:table-cell>
          <table:table-cell office:value-type="currency" office:currency="GBP" office:value="0.081">
            <text:p>£0.08</text:p>
          </table:table-cell>
          <table:table-cell table:number-columns-repeated="6"/>
          <table:table-cell table:formula="of:=[.D19]*[.E19]" office:value-type="currency" office:currency="GBP" office:value="6.075">
            <text:p>£6.08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099027">
            <text:p>1099027</text:p>
          </table:table-cell>
          <table:table-cell office:value-type="string">
            <text:p>16 way latched header</text:p>
          </table:table-cell>
          <table:table-cell office:value-type="float" office:value="14">
            <text:p>14</text:p>
          </table:table-cell>
          <table:table-cell office:value-type="currency" office:currency="GBP" office:value="0.46">
            <text:p>£0.46</text:p>
          </table:table-cell>
          <table:table-cell office:value-type="string">
            <text:p>Header for the LCD module on the 09/10 PWM board</text:p>
          </table:table-cell>
          <table:table-cell table:number-columns-repeated="5"/>
          <table:table-cell table:formula="of:=[.D20]*[.E20]" office:value-type="currency" office:currency="GBP" office:value="6.44">
            <text:p>£6.44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801305">
            <text:p>3801305</text:p>
          </table:table-cell>
          <table:table-cell office:value-type="string">
            <text:p>Tactile switch, SMD</text:p>
          </table:table-cell>
          <table:table-cell office:value-type="float" office:value="4">
            <text:p>4</text:p>
          </table:table-cell>
          <table:table-cell office:value-type="currency" office:currency="GBP" office:value="0.131">
            <text:p>£0.13</text:p>
          </table:table-cell>
          <table:table-cell table:number-columns-repeated="6"/>
          <table:table-cell table:formula="of:=[.D21]*[.E21]" office:value-type="currency" office:currency="GBP" office:value="0.524">
            <text:p>£0.52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22]*[.E22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23]*[.E23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24]*[.E24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25]*[.E25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26]*[.E26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27]*[.E27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28]*[.E28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29]*[.E29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30]*[.E30]" office:value-type="float" office:value="0">
            <text:p>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11"/>
        </table:table-row>
        <table:table-row table:style-name="ro2">
          <table:table-cell office:value-type="string">
            <text:p>Farnell</text:p>
          </table:table-cell>
          <table:table-cell table:number-columns-repeated="11"/>
        </table:table-row>
        <table:table-row table:style-name="ro2">
          <table:table-cell office:value-type="string">
            <text:p>Farnell</text:p>
          </table:table-cell>
          <table:table-cell table:number-columns-repeated="11"/>
        </table:table-row>
        <table:table-row table:style-name="ro2">
          <table:table-cell office:value-type="string">
            <text:p>Farnell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>
            <text:p>Farnell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>
            <text:p>Farnell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>
            <text:p>Farnell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>
            <text:p>Farnell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>
            <text:p>Farnell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>
            <text:p>Farnell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>
            <text:p>Farnell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>
            <text:p>Farnell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8">04/18/2010</text:date>, <text:time>21:1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Busse</meta:initial-creator>
    <meta:creation-date>2010-04-18T19:35:24</meta:creation-date>
    <dc:date>2010-04-18T21:13:54</dc:date>
    <dc:creator>Andrew Busse</dc:creator>
    <meta:editing-duration>PT01H17M19S</meta:editing-duration>
    <meta:editing-cycles>5</meta:editing-cycles>
    <meta:generator>OpenOffice.org/3.1$Unix OpenOffice.org_project/310m19$Build-9420</meta:generator>
    <meta:document-statistic meta:table-count="3" meta:cell-count="169" meta:object-count="0"/>
  </office:meta>
</office:document-meta>
</file>